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ductor Sizing – Inrush valid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n Bat</text:p>
          </table:table-cell>
          <table:table-cell office:value-type="string" calcext:value-type="string">
            <text:p>Max Bat</text:p>
          </table:table-cell>
        </table:table-row>
        <table:table-row table:style-name="ro1">
          <table:table-cell office:value-type="string" calcext:value-type="string">
            <text:p>VLED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VBATT</text:p>
          </table:table-cell>
          <table:table-cell office:value-type="float" office:value="15" calcext:value-type="float">
            <text:p>15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string" calcext:value-type="string">
            <text:p>Fosc (MHz)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oost</text:p>
          </table:table-cell>
          <table:table-cell table:formula="of:=([.B3]-[.B4])/[.B3]" office:value-type="float" office:value="0.583333333333333" calcext:value-type="float">
            <text:p>0.583333333333333</text:p>
          </table:table-cell>
          <table:table-cell table:formula="of:=([.C3]-[.C4])/[.C3]" office:value-type="float" office:value="0.430555555555556" calcext:value-type="float">
            <text:p>0.430555555555556</text:p>
          </table:table-cell>
        </table:table-row>
        <table:table-row table:style-name="ro1">
          <table:table-cell office:value-type="string" calcext:value-type="string">
            <text:p>L (uH)</text:p>
          </table:table-cell>
          <table:table-cell table:formula="of:=([.B6]*[.B4])/([.B5]*0.15)" office:value-type="float" office:value="58.3333333333333" calcext:value-type="float">
            <text:p>58.3333333333333</text:p>
          </table:table-cell>
          <table:table-cell table:formula="of:=([.C6]*[.C4])/([.C5]*0.15)" office:value-type="float" office:value="58.8425925925926" calcext:value-type="float">
            <text:p>58.8425925925926</text:p>
          </table:table-cell>
        </table:table-row>
        <table:table-row table:style-name="ro1">
          <table:table-cell office:value-type="string" calcext:value-type="string">
            <text:p>Cout (uF)</text:p>
          </table:table-cell>
          <table:table-cell table:number-columns-repeated="2"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Iinrush</text:p>
          </table:table-cell>
          <table:table-cell table:formula="of:=[.B4]*(SQRT([.B8]/[.B7]))" office:value-type="float" office:value="4.25776601383536" calcext:value-type="float">
            <text:p>4.25776601383536</text:p>
          </table:table-cell>
          <table:table-cell table:formula="of:=[.C4]*(SQRT([.C8]/[.C7]))" office:value-type="float" office:value="5.79371183044113" calcext:value-type="float">
            <text:p>5.79371183044113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UVLO Calcula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1 (top)</text:p>
          </table:table-cell>
          <table:table-cell office:value-type="float" office:value="340000" calcext:value-type="float">
            <text:p>340000</text:p>
          </table:table-cell>
          <table:table-cell/>
        </table:table-row>
        <table:table-row table:style-name="ro1">
          <table:table-cell office:value-type="string" calcext:value-type="string">
            <text:p>R2 (bottom)</text:p>
          </table:table-cell>
          <table:table-cell office:value-type="float" office:value="29100" calcext:value-type="float">
            <text:p>291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VLO Falling</text:p>
          </table:table-cell>
          <table:table-cell table:formula="of:=([.B15]+[.B14]) * 1.22/[.B15]" office:value-type="float" office:value="15.474295532646" calcext:value-type="float">
            <text:p>15.474295532646</text:p>
          </table:table-cell>
          <table:table-cell/>
        </table:table-row>
        <table:table-row table:style-name="ro1">
          <table:table-cell office:value-type="string" calcext:value-type="string">
            <text:p>UVLO Rising</text:p>
          </table:table-cell>
          <table:table-cell table:formula="of:=0.0000022 * [.B14]+[.B17]" office:value-type="float" office:value="16.222295532646" calcext:value-type="float">
            <text:p>16.22229553264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1">00/00/0000</text:date>, <text:time style:data-style-name="N2" text:time-value="21:27:50.5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21:27:53.166000000</meta:creation-date>
    <meta:editing-duration>PT10M25S</meta:editing-duration>
    <meta:editing-cycles>5</meta:editing-cycles>
    <meta:generator>LibreOffice/6.0.0.3$Windows_X86_64 LibreOffice_project/64a0f66915f38c6217de274f0aa8e15618924765</meta:generator>
    <dc:date>2018-03-11T21:58:27.900000000</dc:date>
    <meta:document-statistic meta:table-count="1" meta:cell-count="33" meta:object-count="0"/>
  </office:meta>
</office:document-meta>
</file>